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08cm" fo:min-width="5.374cm" fo:padding-top="0.165cm" fo:padding-bottom="0.165cm" fo:padding-left="0.29cm" fo:padding-right="0.29cm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1.405cm"/>
    </style:style>
    <style:style style:name="gr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4" style:family="graphic" style:parent-style-name="standard">
      <style:graphic-properties svg:stroke-width="0.081cm" svg:stroke-color="#bf0041" draw:marker-start="Arrowheads_20_1" draw:marker-start-width="0.421cm" draw:marker-end="Arrowheads_20_2" draw:marker-end-width="0.4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bf0041" draw:marker-start="Arrowheads_20_3" draw:marker-start-width="0.421cm" draw:marker-end="Arrowheads_20_4" draw:marker-end-width="0.421cm" draw:textarea-vertical-align="middle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2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48cm" svg:height="6.35cm" svg:x="5.762cm" svg:y="8.6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905cm" svg:height="1.588cm" draw:transform="rotate (-0.538957673015849) translate (6.577cm 7.231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87cm" svg:height="1.905cm" svg:x="2.905cm" svg:y="10.525cm">
          <draw:text-box>
            <text:p text:style-name="P3"><text:span text:style-name="T1">h</text:span></text:p>
          </draw:text-box>
        </draw:frame>
        <draw:line draw:style-name="gr4" draw:text-style-name="P2" draw:layer="layout" svg:x1="4.492cm" svg:y1="8.62cm" svg:x2="4.492cm" svg:y2="14.97cm">
          <text:p/>
        </draw:line>
        <draw:line draw:style-name="gr5" draw:text-style-name="P5" draw:layer="layout" svg:x1="7.35cm" svg:y1="6.08cm" svg:x2="18.78cm" svg:y2="13.065cm">
          <text:p text:style-name="P2"><text:span text:style-name="T1"/></text:p>
        </draw:line>
        <draw:frame draw:style-name="gr6" draw:text-style-name="P4" draw:layer="layout" svg:width="3.175cm" svg:height="2.858cm" svg:x="12.112cm" svg:y="7.349cm">
          <draw:text-box>
            <text:p text:style-name="P3"><text:span text:style-name="T1">d</text:span></text:p>
          </draw:text-box>
        </draw:frame>
        <draw:frame draw:style-name="gr7" draw:text-style-name="P4" draw:layer="layout" svg:width="4.127cm" svg:height="3.492cm" svg:x="6.08cm" svg:y="9.572cm">
          <draw:text-box>
            <text:p text:style-name="P3"><text:span text:style-name="T2">θ</text:span></text:p>
          </draw:text-box>
        </draw:frame>
        <draw:frame draw:style-name="gr3" draw:text-style-name="P4" draw:layer="layout" svg:width="2.858cm" svg:height="1.905cm" svg:x="13.065cm" svg:y="13.382cm">
          <draw:text-box>
            <text:p text:style-name="P3"><text:span text:style-name="T2">φ</text:span></text:p>
          </draw:text-box>
        </draw:frame>
        <draw:frame draw:style-name="gr8" draw:text-style-name="P4" draw:layer="layout" svg:width="3.492cm" svg:height="2.54cm" svg:x="5.128cm" svg:y="6.397cm">
          <draw:text-box>
            <text:p text:style-name="P3"><text:span text:style-name="T1">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7T12:39:29.709261391</meta:creation-date>
    <dc:date>2020-12-17T12:54:37.529778263</dc:date>
    <meta:editing-duration>PT15M7S</meta:editing-duration>
    <meta:editing-cycles>5</meta:editing-cycles>
    <meta:generator>LibreOffice/7.0.3.1$Linux_X86_64 LibreOffice_project/00$Build-1</meta:generator>
    <meta:document-statistic meta:object-count="9"/>
  </office:meta>
</office:document-meta>
</file>